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fo:font-weight="normal" style:font-size-asian="26pt" style:font-weight-asian="normal" style:font-size-complex="2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280099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color="#ff00ff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color="#23ff23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color="#ff3366"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ff9966"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color="#ff3333"/>
    </style:style>
    <style:style style:name="T2" style:family="text">
      <style:text-properties fo:color="#000000"/>
    </style:style>
    <style:style style:name="T3" style:family="text">
      <style:text-properties fo:color="#280099"/>
    </style:style>
    <style:style style:name="T4" style:family="text">
      <style:text-properties fo:color="#280099" fo:background-color="transparent"/>
    </style:style>
    <style:style style:name="T5" style:family="text">
      <style:text-properties fo:color="#ff3366"/>
    </style:style>
    <style:style style:name="T6" style:family="text">
      <style:text-properties fo:color="#ff9966"/>
    </style:style>
    <style:style style:name="T7" style:family="text">
      <style:text-properties fo:color="#23ff23"/>
    </style:style>
    <style:style style:name="T8" style:family="text">
      <style:text-properties fo:color="#ff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cryption Machine – Code Documentation</text:p>
      <text:p text:style-name="P2">IN COMPLET</text:p>
      <text:p text:style-name="Standard"/>
      <text:p text:style-name="P1">Signs</text:p>
      <text:p text:style-name="P3">Folders</text:p>
      <text:p text:style-name="P6">Classes</text:p>
      <text:p text:style-name="P4">Methods</text:p>
      <text:p text:style-name="P7">UserPanel</text:p>
      <text:p text:style-name="P5">Window</text:p>
      <text:p text:style-name="Standard"/>
      <text:p text:style-name="Standard"><text:span text:style-name="T3">Classes</text:span> – Store all classes with was used in program</text:p>
      <text:p text:style-name="Standard"><text:tab/><text:span text:style-name="T4">Cryptography</text:span><text:span text:style-name="T1"> </text:span><text:span text:style-name="T2">– Store classes used to encrypt and decrypt text given by user</text:span></text:p>
      <text:p text:style-name="Standard"><text:span text:style-name="T2"><text:tab/><text:tab/></text:span><text:span text:style-name="T5">DecryptMachine</text:span><text:span text:style-name="T2"> – This class is used to decrypt the text given by user</text:span></text:p>
      <text:p text:style-name="Standard"><text:span text:style-name="T2"><text:tab/><text:tab/><text:tab/></text:span><text:span text:style-name="T8">getChar</text:span><text:span text:style-name="T2"> – This method return char for given code by checking every single <text:tab/><text:tab/><text:tab/> <text:tab/> <text:s text:c="4"/>char code in database, if some of them match with give code, <text:s/><text:tab/> <text:tab/><text:tab/><text:tab/><text:tab/> <text:s text:c="4"/>returning a good char. As parameters takes codeName with is <text:tab/><text:tab/><text:tab/><text:tab/> <text:s text:c="2"/><text:tab/> <text:s text:c="4"/>nessesery to search a good code in database and charCode on with <text:tab/><text:tab/><text:tab/><text:tab/> <text:s text:c="4"/>the first sentence based</text:span></text:p>
      <text:p text:style-name="Standard"><text:span text:style-name="T2"><text:tab/><text:tab/></text:span><text:span text:style-name="T5">EncryptMachine</text:span><text:span text:style-name="T2"> – This class is used to encrypt the text given by user</text:span></text:p>
      <text:p text:style-name="Standard"><text:span text:style-name="T2"><text:tab/><text:tab/><text:tab/></text:span><text:span text:style-name="T8">returnCodeForChar</text:span><text:span text:style-name="T2"> – This method return code for given char by searching a <text:tab/><text:tab/><text:tab/><text:tab/><text:tab/><text:tab/>code in database, then returning it to a program. It <text:tab/><text:tab/><text:tab/><text:tab/><text:tab/><text:tab/><text:tab/>contains to arguments givenChar on with the first <text:tab/><text:tab/><text:tab/><text:tab/><text:tab/><text:tab/><text:tab/>sentence based and codeName with out it we cant find <text:tab/><text:tab/><text:tab/><text:tab/><text:tab/><text:tab/>the good code with user want</text:span></text:p>
      <text:p text:style-name="Standard"><text:span text:style-name="T2"><text:tab/></text:span><text:span text:style-name="T3">Database</text:span><text:span text:style-name="T2"> – Store classes used to communicate with database</text:span></text:p>
      <text:p text:style-name="Standard"><text:span text:style-name="T2"><text:tab/><text:tab/></text:span><text:span text:style-name="T5">DatabaseConnect</text:span><text:span text:style-name="T2"> – This class is used to store database connections</text:span></text:p>
      <text:p text:style-name="Standard"><text:span text:style-name="T2"><text:tab/><text:tab/><text:tab/></text:span><text:span text:style-name="T8">returnConnectionString</text:span><text:span text:style-name="T2"> – This method returning variable with store info <text:tab/><text:tab/><text:tab/><text:tab/><text:tab/><text:tab/><text:tab/> <text:s text:c="5"/>about database connection</text:span></text:p>
      <text:p text:style-name="Standard"><text:span text:style-name="T2"><text:tab/><text:tab/></text:span><text:span text:style-name="T5">DatabaseGetData</text:span><text:span text:style-name="T2"> – This class contains methods with are geting datas from database</text:span></text:p>
      <text:p text:style-name="Standard"><text:span text:style-name="T2"><text:tab/><text:tab/><text:tab/></text:span><text:span text:style-name="T8">checkCodeExist</text:span><text:span text:style-name="T2"> – This method checking about code exist in database, if it <text:tab/><text:tab/><text:tab/><text:tab/><text:tab/> <text:s text:c="5"/>exist return 2, if no return 3, if there was some error while <text:tab/><text:tab/><text:tab/><text:tab/><text:tab/> <text:s text:c="5"/>working in database return 1, if there is no internet <text:tab/><text:tab/><text:tab/><text:tab/><text:tab/><text:tab/> <text:s text:c="5"/>connection return 0. As a parameters take codeName with <text:tab/><text:tab/><text:tab/><text:tab/><text:tab/> <text:s text:c="5"/>we checking about exist</text:span></text:p>
      <text:p text:style-name="Standard"><text:span text:style-name="T2"><text:tab/><text:tab/><text:tab/></text:span><text:span text:style-name="T8">checkLoginData</text:span><text:span text:style-name="T2"> – This method checking login data, if there are correct return <text:tab/><text:tab/><text:tab/><text:tab/><text:tab/> <text:s text:c="6"/>3, if not 2, if there is error while working with database, <text:tab/><text:tab/><text:tab/><text:tab/><text:tab/> <text:s text:c="6"/>return 1 and if there is no internet return 0. As parameters <text:tab/><text:tab/><text:tab/><text:tab/><text:tab/> <text:s text:c="6"/>take login and password, with is checking in database</text:span></text:p>
      <text:p text:style-name="Standard"><text:span text:style-name="T2"><text:tab/><text:tab/><text:tab/></text:span><text:span text:style-name="T8">getFillCode</text:span><text:span text:style-name="T2"> – This method return DataTable with store a whole code. As <text:tab/><text:tab/><text:tab/><text:tab/><text:tab/><text:tab/>parameters take codeName for with we looking for code</text:span></text:p>
      <text:p text:style-name="Standard"><text:span text:style-name="T2"><text:tab/><text:tab/><text:tab/></text:span><text:span text:style-name="T8">getSpecificChar</text:span><text:span text:style-name="T2"> – This method return specific char code from database. As <text:tab/><text:tab/><text:tab/><text:tab/><text:tab/> <text:s text:c="5"/>parameters takes codeName for with we are searching and <text:tab/><text:tab/><text:tab/><text:tab/><text:tab/> <text:s text:c="5"/>charForCode, so it is a char for with we need to find code</text:span></text:p>
      <text:p text:style-name="Standard"><text:span text:style-name="T2"><text:tab/><text:tab/><text:tab/></text:span><text:span text:style-name="T8">returnCodeForChar</text:span><text:span text:style-name="T2"> – This method return code for given char, its used to <text:tab/><text:tab/><text:tab/><text:tab/><text:tab/><text:tab/><text:tab/>encrypt text given by user, then return the record from d<text:tab/><text:tab/><text:tab/><text:tab/><text:tab/><text:tab/>atabase. As parameters take codeName for with we are <text:tab/><text:tab/><text:tab/><text:tab/><text:tab/><text:tab/>searching and charName, the char for with we need to </text:span><text:soft-page-break/><text:span text:style-name="T2"><text:tab/><text:tab/><text:tab/><text:tab/><text:tab/><text:tab/>find code</text:span></text:p>
      <text:p text:style-name="Standard"><text:span text:style-name="T2"><text:tab/><text:tab/><text:tab/></text:span><text:span text:style-name="T8">checkCodeData</text:span><text:span text:style-name="T2"> – This method checking that the given login and password to </text:span><text:span text:style-name="T2"><text:tab/><text:tab/><text:tab/><text:tab/><text:tab/> <text:s text:c="5"/>use code are correct. Return 0 if there is no internet <text:tab/><text:tab/><text:tab/><text:tab/><text:tab/><text:tab/> <text:s text:c="5"/>connection, 1 if some errors while working in database <text:tab/><text:tab/><text:tab/><text:tab/><text:tab/> <text:s text:c="5"/>found, 2 if the login data are wrong and 3 if they are correct</text:span></text:p>
      <text:p text:style-name="Standard"><text:span text:style-name="T2"><text:tab/><text:tab/><text:tab/></text:span><text:span text:style-name="T8">returnCharForCode</text:span><text:span text:style-name="T2"> – This method is used to decrypt the code. As parameters <text:tab/><text:tab/><text:tab/><text:tab/><text:tab/><text:tab/>take codeName on with we are searching, charName <text:tab/><text:tab/><text:tab/><text:tab/><text:tab/><text:tab/>the char we are checking right now and charCode the <text:tab/><text:tab/><text:tab/><text:tab/><text:tab/><text:tab/>code in text to encrypt.</text:span></text:p>
      <text:p text:style-name="Standard"><text:span text:style-name="T2"><text:tab/><text:tab/></text:span><text:span text:style-name="T5">DatabaseSetData</text:span><text:span text:style-name="T2"> – This class contains methods with are seting datas in database</text:span></text:p>
      <text:p text:style-name="Standard"><text:span text:style-name="T2"><text:tab/></text:span><text:span text:style-name="T5">AppErrors</text:span><text:span text:style-name="T2"> – This class contains methods with inform about errors with can appear while<text:tab/><text:tab/> <text:s text:c="9"/>user is using program</text:span></text:p>
      <text:p text:style-name="Standard"><text:span text:style-name="T2"><text:tab/></text:span><text:span text:style-name="T5">AppFile</text:span><text:span text:style-name="T2"> – This class contains method with are used to work with temporary files</text:span></text:p>
      <text:p text:style-name="Standard"><text:span text:style-name="T2"><text:tab/></text:span><text:span text:style-name="T5">AppInfos</text:span><text:span text:style-name="T2"> – This class contains methods with inform about situations with can appear while <text:tab/><text:tab/> <text:s text:c="7"/>user is using program</text:span></text:p>
      <text:p text:style-name="Standard"><text:span text:style-name="T2"><text:tab/></text:span><text:span text:style-name="T5">AppWeb</text:span><text:span text:style-name="T2"> – This class is used to check internet connection in program</text:span></text:p>
      <text:p text:style-name="Standard"><text:span text:style-name="T3">Files</text:span><text:span text:style-name="T2"> – Store files used by program</text:span></text:p>
      <text:p text:style-name="Standard"><text:span text:style-name="T2"><text:tab/></text:span><text:span text:style-name="T3">Temp</text:span><text:span text:style-name="T2"> – Store files used temporary, that mean files created while program works and deleted <text:tab/><text:tab/> <text:s/>in the moment when program is closing</text:span></text:p>
      <text:p text:style-name="Standard"><text:span text:style-name="T3">Windows</text:span><text:span text:style-name="T2"> – Store all windows used in program</text:span></text:p>
      <text:p text:style-name="Standard"><text:span text:style-name="T2"><text:tab/></text:span><text:span text:style-name="T3">UserPanel</text:span><text:span text:style-name="T2"> – Store all UserPanels used in program</text:span></text:p>
      <text:p text:style-name="Standard"><text:span text:style-name="T2"><text:tab/><text:tab/></text:span><text:span text:style-name="T3">CodeSettings</text:span><text:span text:style-name="T2"> – Store additional UserPanels used only by codesettings.cs</text:span></text:p>
      <text:p text:style-name="Standard"><text:span text:style-name="T2"><text:tab/><text:tab/></text:span><text:span text:style-name="T6">after</text:span><text:span text:style-name="T2"> – This user panel is used after successfull login into code settings</text:span></text:p>
      <text:p text:style-name="Standard"><text:span text:style-name="T2"><text:tab/><text:tab/></text:span><text:span text:style-name="T6">befor</text:span><text:span text:style-name="T2"> – This user panel is used before successfull login into code settings</text:span></text:p>
      <text:p text:style-name="Standard"><text:span text:style-name="T2"><text:tab/></text:span><text:span text:style-name="T6">codesettings</text:span><text:span text:style-name="T2"> – This user panel is used to show an interface that allow to edit code settings</text:span></text:p>
      <text:p text:style-name="Standard"><text:span text:style-name="T2"><text:tab/></text:span><text:span text:style-name="T6">createcode</text:span><text:span text:style-name="T2"> - This user panel is used to show an interface that allow to create code</text:span></text:p>
      <text:p text:style-name="Standard"><text:span text:style-name="T2"><text:tab/></text:span><text:span text:style-name="T6">dashboard</text:span><text:span text:style-name="T2"> – This user panel is used as a startup panel, has a basic info about program</text:span></text:p>
      <text:p text:style-name="Standard"><text:span text:style-name="T2"><text:tab/></text:span><text:span text:style-name="T6">encryptdecrypt</text:span><text:span text:style-name="T2"> – This user panel is used to show an interface that allow to encrypt or <text:s/><text:tab/><text:tab/><text:tab/> <text:tab/> <text:s text:c="3"/>decrypt text given by user</text:span></text:p>
      <text:p text:style-name="Standard"><text:span text:style-name="T2"><text:tab/></text:span><text:span text:style-name="T7">MainWindow</text:span><text:span text:style-name="T2"> – It is a main program window, hold a whole user interface build by user <text:tab/><text:tab/><text:tab/><text:tab/> <text:s text:c="2"/>panels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55S</meta:editing-duration>
    <meta:editing-cycles>6</meta:editing-cycles>
    <meta:generator>OpenOffice.ux.pl/3.4$Win32 LibreOffice_project/340m1$Build-402</meta:generator>
    <dc:date>2018-12-10T05:29:19.47</dc:date>
    <meta:document-statistic meta:table-count="0" meta:image-count="0" meta:object-count="0" meta:page-count="2" meta:paragraph-count="42" meta:word-count="716" meta:character-count="4474" meta:non-whitespace-character-count="3431"/>
    <meta:user-defined meta:name="Info 1"/>
    <meta:user-defined meta:name="Info 2"/>
    <meta:user-defined meta:name="Info 3"/>
    <meta:user-defined meta:name="Info 4"/>
  </office:meta>
</office:document-meta>
</file>